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17.81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9.1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eeee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eeeee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ackground-color="#ffd7d7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25" style:family="table-cell" style:parent-style-name="Default">
      <style:text-properties fo:color="#069a2e" style:font-name="arial" fo:font-size="10pt" style:font-size-asian="10pt" style:font-size-complex="10pt"/>
    </style:style>
    <style:style style:name="ce31" style:family="table-cell" style:parent-style-name="Default">
      <style:text-properties fo:color="#00a933"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d7d7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ackground-color="transparent"/>
      <style:text-properties fo:color="#ff0000"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ffd7d7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7"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7">
      <style:table-cell-properties fo:background-color="#eeeeee"/>
      <style:text-properties fo:font-size="12pt" style:font-size-asian="12pt" style:font-size-complex="12pt"/>
    </style:style>
    <style:style style:name="ce14" style:family="table-cell" style:parent-style-name="Default" style:data-style-name="N37">
      <style:text-properties style:font-name="arial"/>
    </style:style>
    <style:style style:name="ce15" style:family="table-cell" style:parent-style-name="Default" style:data-style-name="N37">
      <style:table-cell-properties fo:background-color="#eeeeee"/>
      <style:text-properties style:font-name="arial" fo:font-size="12pt" style:font-size-asian="12pt" style:font-size-complex="12pt"/>
    </style:style>
    <style:style style:name="ce67" style:family="table-cell" style:parent-style-name="Default" style:data-style-name="N37">
      <style:table-cell-properties fo:background-color="#ffd7d7"/>
      <style:text-properties style:font-name="arial"/>
    </style:style>
    <style:style style:name="ce16" style:family="table-cell" style:parent-style-name="Default" style:data-style-name="N37">
      <style:table-cell-properties fo:background-color="transparent"/>
      <style:text-properties style:font-name="arial"/>
    </style:style>
    <style:style style:name="ce17" style:family="table-cell" style:parent-style-name="Default" style:data-style-name="N37"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" style:family="table-cell" style:parent-style-name="Default" style:data-style-name="N37">
      <style:table-cell-properties fo:background-color="#ffd8c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8" table:default-cell-style-name="ce40"/>
        <table:table-column table:style-name="co8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Sección</text:p>
          </table:table-cell>
          <table:table-cell table:style-name="ce3" office:value-type="string" calcext:value-type="string">
            <text:p>Tarea</text:p>
          </table:table-cell>
          <table:table-cell table:style-name="ce36" office:value-type="string" calcext:value-type="string">
            <text:p>Duración</text:p>
          </table:table-cell>
          <table:table-cell table:style-name="ce36" office:value-type="string" calcext:value-type="string">
            <text:p>Fecha inicio</text:p>
          </table:table-cell>
          <table:table-cell table:style-name="ce36" office:value-type="string" calcext:value-type="string">
            <text:p>Fecha fin</text:p>
          </table:table-cell>
          <table:table-cell office:value-type="string" calcext:value-type="string">
            <text:p>Observaciones</text:p>
          </table:table-cell>
          <table:table-cell/>
          <table:table-cell table:style-name="ce60" office:value-type="string" calcext:value-type="string">
            <text:p>Festivos</text:p>
          </table:table-cell>
          <table:table-cell table:number-columns-repeated="16375"/>
        </table:table-row>
        <table:table-row table:style-name="ro2">
          <table:table-cell/>
          <table:table-cell table:style-name="ce3" table:number-columns-repeated="2"/>
          <table:table-cell table:style-name="ce3" table:formula="of:=NETWORKDAYS([.E3];[.F3];[.$I$3:.$I$8])" office:value-type="float" office:value="64" calcext:value-type="float">
            <text:p>64</text:p>
          </table:table-cell>
          <table:table-cell table:style-name="ce12" table:formula="of:=MIN([.E5:.E37])" office:value-type="date" office:date-value="2025-04-04" calcext:value-type="date">
            <text:p>04/04/25</text:p>
          </table:table-cell>
          <table:table-cell table:style-name="ce12" table:formula="of:=MAX([.F5:.F41])" office:value-type="date" office:date-value="2025-07-07" calcext:value-type="date">
            <text:p>07/07/25</text:p>
          </table:table-cell>
          <table:table-cell/>
          <table:table-cell table:style-name="ce14"/>
          <table:table-cell table:style-name="ce61" office:value-type="date" office:date-value="2025-02-28" calcext:value-type="date">
            <text:p>28/02/25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4" office:value-type="string" calcext:value-type="string">
            <text:p>Toma de requisitos</text:p>
          </table:table-cell>
          <table:table-cell table:style-name="ce5"/>
          <table:table-cell table:style-name="ce4" table:formula="of:=NETWORKDAYS([.E4];[.F4];[.$I$3:.$I$8])" office:value-type="float" office:value="29" calcext:value-type="float">
            <text:p>29</text:p>
          </table:table-cell>
          <table:table-cell table:style-name="ce13" table:formula="of:=MIN([.E5:.E6])" office:value-type="date" office:date-value="2025-04-04" calcext:value-type="date">
            <text:p>04/04/25</text:p>
          </table:table-cell>
          <table:table-cell table:style-name="ce13" table:formula="of:=MAX([.F5:.F6])" office:value-type="date" office:date-value="2025-05-19" calcext:value-type="date">
            <text:p>19/05/25</text:p>
          </table:table-cell>
          <table:table-cell table:style-name="ce2"/>
          <table:table-cell table:style-name="ce17"/>
          <table:table-cell table:style-name="ce61" office:value-type="date" office:date-value="2025-04-17" calcext:value-type="date">
            <text:p>17/04/25</text:p>
          </table:table-cell>
          <table:table-cell table:style-name="ce2" table:number-columns-repeated="16375"/>
        </table:table-row>
        <table:table-row table:style-name="ro1">
          <table:table-cell table:number-columns-repeated="2"/>
          <table:table-cell table:style-name="ce25" office:value-type="string" calcext:value-type="string">
            <text:p>Análisis propuesta funcional de requisitos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date" office:date-value="2025-04-04" calcext:value-type="date">
            <text:p>04/04/25</text:p>
          </table:table-cell>
          <table:table-cell table:style-name="ce14" table:formula="of:==WORKDAY([.E5];[.D5]-1;[.$I$3:.$I$8])" office:value-type="date" office:date-value="2025-04-25" calcext:value-type="date">
            <text:p>25/04/25</text:p>
          </table:table-cell>
          <table:table-cell/>
          <table:table-cell table:style-name="ce14"/>
          <table:table-cell table:style-name="ce61" office:value-type="date" office:date-value="2025-04-18" calcext:value-type="date">
            <text:p>18/04/2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1" office:value-type="string" calcext:value-type="string">
            <text:p>Validación funcional de requisitos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date" office:date-value="2025-04-28" calcext:value-type="date">
            <text:p>28/04/25</text:p>
          </table:table-cell>
          <table:table-cell table:style-name="ce14" table:formula="of:==WORKDAY([.E6];[.D6]-1;[.$I$3:.$I$8])" office:value-type="date" office:date-value="2025-05-19" calcext:value-type="date">
            <text:p>19/05/25</text:p>
          </table:table-cell>
          <table:table-cell table:number-columns-repeated="2"/>
          <table:table-cell table:style-name="ce61" office:value-type="date" office:date-value="2025-05-01" calcext:value-type="date">
            <text:p>01/05/25</text:p>
          </table:table-cell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Definición funcional</text:p>
          </table:table-cell>
          <table:table-cell table:style-name="ce5"/>
          <table:table-cell table:style-name="ce4" table:formula="of:=NETWORKDAYS([.E7];[.F7];[.$I$3:.$I$8])" office:value-type="float" office:value="4" calcext:value-type="float">
            <text:p>4</text:p>
          </table:table-cell>
          <table:table-cell table:style-name="ce15" table:formula="of:=MIN([.E8:.E8])" office:value-type="date" office:date-value="2025-05-20" calcext:value-type="date">
            <text:p>20/05/25</text:p>
          </table:table-cell>
          <table:table-cell table:style-name="ce15" table:formula="of:=MAX([.F8:.F8])" office:value-type="date" office:date-value="2025-05-23" calcext:value-type="date">
            <text:p>23/05/25</text:p>
          </table:table-cell>
          <table:table-cell table:number-columns-repeated="2"/>
          <table:table-cell table:style-name="ce61" office:value-type="date" office:date-value="2025-08-15" calcext:value-type="date">
            <text:p>15/08/2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5" office:value-type="string" calcext:value-type="string">
            <text:p>Definición de casos de uso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WORKDAY([.F4];1;[.$I$3:.$I$8])" office:value-type="date" office:date-value="2025-05-20" calcext:value-type="date">
            <text:p>20/05/25</text:p>
          </table:table-cell>
          <table:table-cell table:style-name="ce14" table:formula="of:==WORKDAY([.E8];[.D8]-1;[.$I$3:.$I$8])" office:value-type="date" office:date-value="2025-05-23" calcext:value-type="date">
            <text:p>23/05/25</text:p>
          </table:table-cell>
          <table:table-cell table:number-columns-repeated="2"/>
          <table:table-cell table:style-name="ce61" office:value-type="date" office:date-value="2025-09-08" calcext:value-type="date">
            <text:p>08/09/25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 office:value-type="string" calcext:value-type="string">
            <text:p>Gestión UX/UI</text:p>
          </table:table-cell>
          <table:table-cell table:style-name="ce5"/>
          <table:table-cell table:style-name="ce4" table:formula="of:=NETWORKDAYS([.E9];[.F9];[.$I$3:.$I$8])" office:value-type="float" office:value="23" calcext:value-type="float">
            <text:p>23</text:p>
          </table:table-cell>
          <table:table-cell table:style-name="ce15" table:formula="of:=MIN([.E10:.E13])" office:value-type="date" office:date-value="2025-05-28" calcext:value-type="date">
            <text:p>28/05/25</text:p>
          </table:table-cell>
          <table:table-cell table:style-name="ce15" table:formula="of:=MAX([.F10:.F13])" office:value-type="date" office:date-value="2025-06-27" calcext:value-type="date">
            <text:p>27/06/25</text:p>
          </table:table-cell>
          <table:table-cell table:style-name="ce2" table:number-columns-repeated="2"/>
          <table:table-cell table:style-name="ce42"/>
          <table:table-cell table:number-columns-repeated="16375"/>
        </table:table-row>
        <table:table-row table:style-name="ro1">
          <table:table-cell/>
          <table:table-cell table:style-name="ce30"/>
          <table:table-cell table:style-name="ce47" office:value-type="string" calcext:value-type="string">
            <text:p>Análisis inicial</text:p>
          </table:table-cell>
          <table:table-cell table:style-name="ce58" office:value-type="float" office:value="4" calcext:value-type="float">
            <text:p>4</text:p>
          </table:table-cell>
          <table:table-cell table:style-name="ce67" office:value-type="date" office:date-value="2025-05-28" calcext:value-type="date">
            <text:p>28/05/25</text:p>
          </table:table-cell>
          <table:table-cell table:style-name="ce67" table:formula="of:=WORKDAY([.E10];[.D10]-1;[.$I$3:.$I$8])" office:value-type="date" office:date-value="2025-06-02" calcext:value-type="date">
            <text:p>02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Esquemas componentes UI/ Web</text:p>
          </table:table-cell>
          <table:table-cell table:style-name="ce11" office:value-type="float" office:value="10" calcext:value-type="float">
            <text:p>10</text:p>
          </table:table-cell>
          <table:table-cell table:style-name="ce16" table:formula="of:=WORKDAY([.F10];1;[.$I$3:.$I$8])" office:value-type="date" office:date-value="2025-06-03" calcext:value-type="date">
            <text:p>03/06/25</text:p>
          </table:table-cell>
          <table:table-cell table:style-name="ce16" table:formula="of:=WORKDAY([.E11];[.D11]-1;[.$I$3:.$I$8])" office:value-type="date" office:date-value="2025-06-16" calcext:value-type="date">
            <text:p>16/06/25</text:p>
          </table:table-cell>
          <table:table-cell table:number-columns-repeated="3"/>
          <table:table-cell table:style-name="ce2" table:number-columns-repeated="16375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Elaboración de prototipo adaptado a sistema de diseño (con reuniones refinamiento ARQ)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WORKDAY([.F11];1;[.$I$3:.$I$8])" office:value-type="date" office:date-value="2025-06-17" calcext:value-type="date">
            <text:p>17/06/25</text:p>
          </table:table-cell>
          <table:table-cell table:style-name="ce16" table:formula="of:=WORKDAY([.E12];[.D12]-1;[.$I$3:.$I$8])" office:value-type="date" office:date-value="2025-06-20" calcext:value-type="date">
            <text:p>20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Validación de prototipo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formula="of:=WORKDAY([.F12];1;[.$I$3:.$I$8])" office:value-type="date" office:date-value="2025-06-23" calcext:value-type="date">
            <text:p>23/06/25</text:p>
          </table:table-cell>
          <table:table-cell table:style-name="ce16" table:formula="of:=WORKDAY([.E13];[.D13]-1;[.$I$3:.$I$8])" office:value-type="date" office:date-value="2025-06-27" calcext:value-type="date">
            <text:p>27/06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Seguridad</text:p>
          </table:table-cell>
          <table:table-cell table:style-name="ce5"/>
          <table:table-cell table:style-name="ce4" table:formula="of:=NETWORKDAYS([.E14];[.F14];[.$I$3:.$I$8])" office:value-type="float" office:value="5" calcext:value-type="float">
            <text:p>5</text:p>
          </table:table-cell>
          <table:table-cell table:style-name="ce15" table:formula="of:=MIN([.E15])" office:value-type="date" office:date-value="2025-06-02" calcext:value-type="date">
            <text:p>02/06/25</text:p>
          </table:table-cell>
          <table:table-cell table:style-name="ce15" table:formula="of:=MAX([.F15])" office:value-type="date" office:date-value="2025-06-06" calcext:value-type="date">
            <text:p>06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Documentación relativa a seguridad de servicios y roles de usuario (gestión de autenticación y autorización)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date" office:date-value="2025-06-02" calcext:value-type="date">
            <text:p>02/06/25</text:p>
          </table:table-cell>
          <table:table-cell table:style-name="ce16" table:formula="of:=WORKDAY([.E15];[.D15]-1;[.$I$3:.$I$8])" office:value-type="date" office:date-value="2025-06-06" calcext:value-type="date">
            <text:p>06/06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Diseño técnico</text:p>
          </table:table-cell>
          <table:table-cell table:style-name="ce5"/>
          <table:table-cell table:style-name="ce4" table:formula="of:=NETWORKDAYS([.E16];[.F16];[.$I$3:.$I$8])" office:value-type="float" office:value="28" calcext:value-type="float">
            <text:p>28</text:p>
          </table:table-cell>
          <table:table-cell table:style-name="ce15" table:formula="of:=MIN([.E17:.E19])" office:value-type="date" office:date-value="2025-05-07" calcext:value-type="date">
            <text:p>07/05/25</text:p>
          </table:table-cell>
          <table:table-cell table:style-name="ce15" table:formula="of:=MAX([.F17:.F19])" office:value-type="date" office:date-value="2025-06-13" calcext:value-type="date">
            <text:p>13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35" office:value-type="string" calcext:value-type="string">
            <text:p>Diagrama final de componentes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date" office:date-value="2025-05-07" calcext:value-type="date">
            <text:p>07/05/25</text:p>
          </table:table-cell>
          <table:table-cell table:style-name="ce16" table:formula="of:=WORKDAY([.E17];[.D17]-1;[.$I$3:.$I$8])" office:value-type="date" office:date-value="2025-05-16" calcext:value-type="date">
            <text:p>16/05/25</text:p>
          </table:table-cell>
          <table:table-cell table:number-columns-repeated="16378"/>
        </table:table-row>
        <table:table-row table:style-name="ro1">
          <table:table-cell/>
          <table:table-cell table:style-name="ce30"/>
          <table:table-cell table:style-name="ce47" office:value-type="string" calcext:value-type="string">
            <text:p>Elaboración ADR Keycloak Oauth</text:p>
          </table:table-cell>
          <table:table-cell table:style-name="ce58" office:value-type="float" office:value="18" calcext:value-type="float">
            <text:p>18</text:p>
          </table:table-cell>
          <table:table-cell table:style-name="ce67" office:value-type="date" office:date-value="2025-05-13" calcext:value-type="date">
            <text:p>13/05/25</text:p>
          </table:table-cell>
          <table:table-cell table:style-name="ce67" table:formula="of:=WORKDAY([.E18];[.D18]-1;[.$I$3:.$I$8])" office:value-type="date" office:date-value="2025-06-05" calcext:value-type="date">
            <text:p>05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Diseño Técnico FINAL</text:p>
          </table:table-cell>
          <table:table-cell table:style-name="ce11" office:value-type="float" office:value="20" calcext:value-type="float">
            <text:p>20</text:p>
          </table:table-cell>
          <table:table-cell table:style-name="ce16" table:formula="of:=WORKDAY([.F17];1;[.$I$3:.$I$8])" office:value-type="date" office:date-value="2025-05-19" calcext:value-type="date">
            <text:p>19/05/25</text:p>
          </table:table-cell>
          <table:table-cell table:style-name="ce16" table:formula="of:=WORKDAY([.E19];[.D19]-1;[.$I$3:.$I$8])" office:value-type="date" office:date-value="2025-06-13" calcext:value-type="date">
            <text:p>13/06/25</text:p>
          </table:table-cell>
          <table:table-cell table:number-columns-repeated="3"/>
          <table:table-cell table:style-name="ce2" table:number-columns-repeated="16375"/>
        </table:table-row>
        <table:table-row table:style-name="ro1">
          <table:table-cell/>
          <table:table-cell table:style-name="ce5" office:value-type="string" calcext:value-type="string">
            <text:p>Módelo interoperabilidad</text:p>
          </table:table-cell>
          <table:table-cell table:style-name="ce5"/>
          <table:table-cell table:style-name="ce4" table:formula="of:=NETWORKDAYS([.E20];[.F20];[.$I$3:.$I$8])" office:value-type="float" office:value="10" calcext:value-type="float">
            <text:p>10</text:p>
          </table:table-cell>
          <table:table-cell table:style-name="ce15" table:formula="of:=MIN([.E21:.E23])" office:value-type="date" office:date-value="2025-06-16" calcext:value-type="date">
            <text:p>16/06/25</text:p>
          </table:table-cell>
          <table:table-cell table:style-name="ce15" table:formula="of:=MAX([.F21:.F23])" office:value-type="date" office:date-value="2025-06-27" calcext:value-type="date">
            <text:p>27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35" office:value-type="string" calcext:value-type="string">
            <text:p>Identificación de servicios consumidos</text:p>
          </table:table-cell>
          <table:table-cell table:style-name="ce11" office:value-type="float" office:value="3" calcext:value-type="float">
            <text:p>3</text:p>
          </table:table-cell>
          <table:table-cell table:style-name="ce16" table:formula="of:=WORKDAY([.F19];1;[.$I$3:.$I$8])" office:value-type="date" office:date-value="2025-06-16" calcext:value-type="date">
            <text:p>16/06/25</text:p>
          </table:table-cell>
          <table:table-cell table:style-name="ce16" table:formula="of:=WORKDAY([.E21];[.D21]-1;[.$I$3:.$I$8])" office:value-type="date" office:date-value="2025-06-18" calcext:value-type="date">
            <text:p>18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35" office:value-type="string" calcext:value-type="string">
            <text:p>Identificación de servicios expuestos</text:p>
          </table:table-cell>
          <table:table-cell table:style-name="ce11" office:value-type="float" office:value="3" calcext:value-type="float">
            <text:p>3</text:p>
          </table:table-cell>
          <table:table-cell table:style-name="ce16" table:formula="of:=WORKDAY([.F21];1;[.$I$3:.$I$8])" office:value-type="date" office:date-value="2025-06-19" calcext:value-type="date">
            <text:p>19/06/25</text:p>
          </table:table-cell>
          <table:table-cell table:style-name="ce16" table:formula="of:=WORKDAY([.E22];[.D22]-1;[.$I$3:.$I$8])" office:value-type="date" office:date-value="2025-06-23" calcext:value-type="date">
            <text:p>23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Petición para Establecimiento de estándares de intercambio de datos (OTI) y resolución de dudas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WORKDAY([.F22];1;[.$I$3:.$I$8])" office:value-type="date" office:date-value="2025-06-24" calcext:value-type="date">
            <text:p>24/06/25</text:p>
          </table:table-cell>
          <table:table-cell table:style-name="ce16" table:formula="of:=WORKDAY([.E23];[.D23]-1;[.$I$3:.$I$8])" office:value-type="date" office:date-value="2025-06-27" calcext:value-type="date">
            <text:p>27/06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Migraciones de datos</text:p>
          </table:table-cell>
          <table:table-cell table:style-name="ce5"/>
          <table:table-cell table:style-name="ce4" table:formula="of:=NETWORKDAYS([.E24];[.F24];[.$I$3:.$I$8])" office:value-type="float" office:value="16" calcext:value-type="float">
            <text:p>16</text:p>
          </table:table-cell>
          <table:table-cell table:style-name="ce15" table:formula="of:=MIN([.E25:.E28])" office:value-type="date" office:date-value="2025-05-26" calcext:value-type="date">
            <text:p>26/05/25</text:p>
          </table:table-cell>
          <table:table-cell table:style-name="ce15" table:formula="of:=MAX([.F25:.F28])" office:value-type="date" office:date-value="2025-06-16" calcext:value-type="date">
            <text:p>16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Identificación de los modelos de partida y de destino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date" office:date-value="2025-05-26" calcext:value-type="date">
            <text:p>26/05/25</text:p>
          </table:table-cell>
          <table:table-cell table:style-name="ce16" table:formula="of:=WORKDAY([.E25];[.D25]-1;[.$I$3:.$I$8])" office:value-type="date" office:date-value="2025-05-28" calcext:value-type="date">
            <text:p>28/05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Definición de la estrategia de migración</text:p>
          </table:table-cell>
          <table:table-cell table:style-name="ce11" office:value-type="float" office:value="3" calcext:value-type="float">
            <text:p>3</text:p>
          </table:table-cell>
          <table:table-cell table:style-name="ce16" table:formula="of:=WORKDAY([.F25];1;[.$I$3:.$I$8])" office:value-type="date" office:date-value="2025-05-29" calcext:value-type="date">
            <text:p>29/05/25</text:p>
          </table:table-cell>
          <table:table-cell table:style-name="ce16" table:formula="of:=WORKDAY([.E26];[.D26]-1;[.$I$3:.$I$8])" office:value-type="date" office:date-value="2025-06-02" calcext:value-type="date">
            <text:p>02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Reuniones de refinamiento para decidir la estrategia de migración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formula="of:=WORKDAY([.F26];1;[.$I$3:.$I$8])" office:value-type="date" office:date-value="2025-06-03" calcext:value-type="date">
            <text:p>03/06/25</text:p>
          </table:table-cell>
          <table:table-cell table:style-name="ce16" table:formula="of:=WORKDAY([.E27];[.D27]-1;[.$I$3:.$I$8])" office:value-type="date" office:date-value="2025-06-09" calcext:value-type="date">
            <text:p>09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Elaboración del plan de migración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formula="of:=WORKDAY([.F27];1;[.$I$3:.$I$8])" office:value-type="date" office:date-value="2025-06-10" calcext:value-type="date">
            <text:p>10/06/25</text:p>
          </table:table-cell>
          <table:table-cell table:style-name="ce16" table:formula="of:=WORKDAY([.E28];[.D28]-1;[.$I$3:.$I$8])" office:value-type="date" office:date-value="2025-06-16" calcext:value-type="date">
            <text:p>16/06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Plan de calidad</text:p>
          </table:table-cell>
          <table:table-cell table:style-name="ce5"/>
          <table:table-cell table:style-name="ce4" table:formula="of:=NETWORKDAYS([.E29];[.F29];[.$I$3:.$I$8])" office:value-type="float" office:value="8" calcext:value-type="float">
            <text:p>8</text:p>
          </table:table-cell>
          <table:table-cell table:style-name="ce15" table:formula="of:=MIN([.E30:.E31])" office:value-type="date" office:date-value="2025-06-09" calcext:value-type="date">
            <text:p>09/06/25</text:p>
          </table:table-cell>
          <table:table-cell table:style-name="ce15" table:formula="of:=MAX([.F30:.F31])" office:value-type="date" office:date-value="2025-06-18" calcext:value-type="date">
            <text:p>18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Elaboración del plan de calidad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date" office:date-value="2025-06-09" calcext:value-type="date">
            <text:p>09/06/25</text:p>
          </table:table-cell>
          <table:table-cell table:style-name="ce16" table:formula="of:=WORKDAY([.E30];[.D30]-1;[.$I$3:.$I$8])" office:value-type="date" office:date-value="2025-06-11" calcext:value-type="date">
            <text:p>11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Definición del modelo de observabilidad del sistema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WORKDAY([.F30];1;[.$I$3:.$I$8])" office:value-type="date" office:date-value="2025-06-12" calcext:value-type="date">
            <text:p>12/06/25</text:p>
          </table:table-cell>
          <table:table-cell table:style-name="ce14" table:formula="of:=WORKDAY([.E31];[.D31]-1;[.$I$3:.$I$8])" office:value-type="date" office:date-value="2025-06-18" calcext:value-type="date">
            <text:p>18/06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Estimaciones y plan de proyecto</text:p>
          </table:table-cell>
          <table:table-cell table:style-name="ce5"/>
          <table:table-cell table:style-name="ce4" table:formula="of:=NETWORKDAYS([.E32];[.F32];[.$I$3:.$I$8])" office:value-type="float" office:value="6" calcext:value-type="float">
            <text:p>6</text:p>
          </table:table-cell>
          <table:table-cell table:style-name="ce15" table:formula="of:=MIN([.E33:.E36])" office:value-type="date" office:date-value="2025-06-30" calcext:value-type="date">
            <text:p>30/06/25</text:p>
          </table:table-cell>
          <table:table-cell table:style-name="ce15" table:formula="of:=MAX([.F33:.F36])" office:value-type="date" office:date-value="2025-07-07" calcext:value-type="date">
            <text:p>07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stimación fase de construcción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date" office:date-value="2025-06-30" calcext:value-type="date">
            <text:p>30/06/25</text:p>
          </table:table-cell>
          <table:table-cell table:style-name="ce14" table:formula="of:=WORKDAY([.E33];[.D33]-1;[.$I$3:.$I$8])" office:value-type="date" office:date-value="2025-07-01" calcext:value-type="date">
            <text:p>01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stimación fase de implantación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WORKDAY([.F33];1;[.$I$3:.$I$8])" office:value-type="date" office:date-value="2025-07-02" calcext:value-type="date">
            <text:p>02/07/25</text:p>
          </table:table-cell>
          <table:table-cell table:style-name="ce14" table:formula="of:=WORKDAY([.E34];[.D34]-1;[.$I$3:.$I$8])" office:value-type="date" office:date-value="2025-07-03" calcext:value-type="date">
            <text:p>03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de plan de gestión de riesgos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WORKDAY([.F34];1;[.$I$3:.$I$8])" office:value-type="date" office:date-value="2025-07-04" calcext:value-type="date">
            <text:p>04/07/25</text:p>
          </table:table-cell>
          <table:table-cell table:style-name="ce14" table:formula="of:=WORKDAY([.E35];[.D35]-1;[.$I$3:.$I$8])" office:value-type="date" office:date-value="2025-07-04" calcext:value-type="date">
            <text:p>04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plan de proyecto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WORKDAY([.F35];1;[.$I$3:.$I$8])" office:value-type="date" office:date-value="2025-07-07" calcext:value-type="date">
            <text:p>07/07/25</text:p>
          </table:table-cell>
          <table:table-cell table:style-name="ce14" table:formula="of:=WORKDAY([.E36];[.D36]-1;[.$I$3:.$I$8])" office:value-type="date" office:date-value="2025-07-07" calcext:value-type="date">
            <text:p>07/07/25</text:p>
          </table:table-cell>
          <table:table-cell table:number-columns-repeated="16378"/>
        </table:table-row>
        <table:table-row table:style-name="ro1" table:number-rows-repeated="1048520">
          <table:table-cell table:number-columns-repeated="16384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month number:style="long"/>
      <number:text>/</number:text>
      <number:day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2:18:21.214323439</meta:creation-date>
    <dc:date>2025-05-16T13:18:41.198242172</dc:date>
    <meta:editing-duration>PT11H23M53S</meta:editing-duration>
    <meta:editing-cycles>38</meta:editing-cycles>
    <meta:generator>LibreOffice/7.4.7.2$Linux_X86_64 LibreOffice_project/40$Build-2</meta:generator>
    <meta:document-statistic meta:table-count="1" meta:cell-count="148" meta:object-count="0"/>
  </office:meta>
</office:document-meta>
</file>